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d8e" officeooo:paragraph-rsid="000fed8e"/>
    </style:style>
    <style:style style:name="P2" style:family="paragraph" style:parent-style-name="Standard">
      <style:text-properties officeooo:rsid="000fed8e" officeooo:paragraph-rsid="001107d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 (<text:span text:style-name="T1">nrCartao</text:span>, nome, sexo)</text:p>
      <text:p text:style-name="P1"/>
      <text:p text:style-name="P1">Grupo(<text:span text:style-name="T1">codigo</text:span>, nome)</text:p>
      <text:p text:style-name="P1"/>
      <text:p text:style-name="P2">Prova (<text:span text:style-name="T1">codigo</text:span>, <text:span text:style-name="T1">codAluno</text:span>#, nome, data, nota)</text:p>
      <text:p text:style-name="P1"><text:tab/>codAluno REFERENCIA Aluno (nrCartao)</text:p>
      <text:p text:style-name="P1"/>
      <text:p text:style-name="P1">Trabalho (<text:span text:style-name="T1">codigo</text:span>, nome, de, ate, tipoEntrega)</text:p>
      <text:p text:style-name="P1"/>
      <text:p text:style-name="P1">Aluno_Grupo(<text:span text:style-name="T1">codAluno#</text:span>, <text:span text:style-name="T1">codGrupo#</text:span>)</text:p>
      <text:p text:style-name="P1"><text:tab/>codAluno REFERENCIA Aluno (nrCartao)</text:p>
      <text:p text:style-name="P1"><text:tab/>codGrupo REFERENCIA Grupo (codigo)</text:p>
      <text:p text:style-name="P1"/>
      <text:p text:style-name="P1">Grupo_Trabalho(<text:span text:style-name="T1">codGrupo#</text:span>, <text:span text:style-name="T1">codTrabalho#</text:span>, nota)</text:p>
      <text:p text:style-name="P1"><text:tab/>codGrupo REFERENCIA Grupo (codigo)</text:p>
      <text:p text:style-name="P1"><text:tab/>codTrabalho REFEERNCIA Trabalho (codig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27:26.796000000</meta:creation-date>
    <dc:date>2016-06-07T11:46:06.831000000</dc:date>
    <meta:editing-duration>PT18M47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11" meta:word-count="43" meta:character-count="398" meta:non-whitespace-character-count="361"/>
  </office:meta>
</office:document-meta>
</file>